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F000000308B35CC9276BC0634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 1" text:anchor-type="as-char" svg:width="23.16cm" svg:height="12.853cm" draw:z-index="0"><draw:image xlink:href="Pictures/10000000000005F000000308B35CC9276BC063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0.501cm" fo:margin-right="1.251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sariot GERART</meta:initial-creator>
    <meta:editing-cycles>2</meta:editing-cycles>
    <meta:creation-date>2023-03-21T18:56:00</meta:creation-date>
    <dc:date>2023-03-22T16:55:10.710717631</dc:date>
    <meta:editing-duration>PT6H9M23S</meta:editing-duration>
    <meta:generator>LibreOffice/7.4.4.2$Linux_X86_64 LibreOffice_project/40$Build-2</meta:generator>
    <meta:print-date>2023-03-22T10:51:13.831473329</meta:print-date>
    <meta:document-statistic meta:table-count="0" meta:image-count="1" meta:object-count="0" meta:page-count="1" meta:paragraph-count="1" meta:word-count="0" meta:character-count="0" meta:non-whitespace-character-count="0"/>
    <meta:user-defined meta:name="AppVersion">16.0000</meta:user-defined>
    <meta:template xlink:type="simple" xlink:actuate="onRequest" xlink:title="Normal.dotm" xlink:href=""/>
  </office:meta>
</office:document-meta>
</file>